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5.59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office:value-type="string">
            <text:p>S.no</text:p>
          </table:table-cell>
          <table:table-cell office:value-type="string">
            <text:p>Name of customer</text:p>
          </table:table-cell>
          <table:table-cell office:value-type="string">
            <text:p>Date</text:p>
          </table:table-cell>
          <table:table-cell office:value-type="string">
            <text:p>Contact person</text:p>
          </table:table-cell>
          <table:table-cell table:style-name="ce3" office:value-type="string">
            <text:p>Remarks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.S.V worldwide</text:p>
          </table:table-cell>
          <table:table-cell table:style-name="ce2" office:value-type="date" office:date-value="2014-09-07">
            <text:p>09/07/14</text:p>
          </table:table-cell>
          <table:table-cell office:value-type="string">
            <text:p>Anirudh tiwari – MD</text:p>
          </table:table-cell>
          <table:table-cell table:style-name="ce3" office:value-type="string">
            <text:p>Send the quotation of single needle &amp; double needle machine against Golden wheeel</text:p>
          </table:table-cell>
          <table:table-cell table:style-name="ce1"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inova group</text:p>
          </table:table-cell>
          <table:table-cell table:style-name="ce2" office:value-type="date" office:date-value="2014-09-07">
            <text:p>09/07/14</text:p>
          </table:table-cell>
          <table:table-cell office:value-type="string">
            <text:p>Mr vinay – MD</text:p>
          </table:table-cell>
          <table:table-cell office:value-type="string">
            <text:p>Having requirement of strobel machine &amp; post bed machine but told me to call after mid <text:s/>August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dees export</text:p>
          </table:table-cell>
          <table:table-cell table:style-name="ce2" office:value-type="date" office:date-value="2014-09-07">
            <text:p>09/07/14</text:p>
          </table:table-cell>
          <table:table-cell office:value-type="string">
            <text:p>Mr Mehta – MD</text:p>
          </table:table-cell>
          <table:table-cell office:value-type="string">
            <text:p>New plant would be started in August, told me please come in august for final negotiation of given quotation &amp; other Global machine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ransworld shoes pvt ltd</text:p>
          </table:table-cell>
          <table:table-cell table:style-name="ce2" office:value-type="date" office:date-value="2014-09-07">
            <text:p>09/07/14</text:p>
          </table:table-cell>
          <table:table-cell office:value-type="string">
            <text:p>Kapil aggarwal – MD</text:p>
          </table:table-cell>
          <table:table-cell office:value-type="string">
            <text:p>Send quotation of postbed single needle , double needle &amp; skiving machine</text:p>
          </table:table-cell>
          <table:table-cell table:number-columns-repeated="1019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Kamps footwear</text:p>
          </table:table-cell>
          <table:table-cell table:style-name="ce2" office:value-type="date" office:date-value="2014-10-07">
            <text:p>10/07/14</text:p>
          </table:table-cell>
          <table:table-cell office:value-type="string">
            <text:p>Mr shyam <text:s/>- MD</text:p>
          </table:table-cell>
          <table:table-cell office:value-type="string">
            <text:p>No need of machine</text:p>
          </table:table-cell>
          <table:table-cell table:number-columns-repeated="1019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Karam udyog</text:p>
          </table:table-cell>
          <table:table-cell table:style-name="ce2" office:value-type="date" office:date-value="2014-10-07">
            <text:p>10/07/14</text:p>
          </table:table-cell>
          <table:table-cell office:value-type="string">
            <text:p>Mr kawaljit singh – MD</text:p>
          </table:table-cell>
          <table:table-cell office:value-type="string">
            <text:p>send quotation of postbed single needle , double needle &amp; skiving machine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 N Bajaj overseas</text:p>
          </table:table-cell>
          <table:table-cell table:style-name="ce2" office:value-type="date" office:date-value="2014-10-07">
            <text:p>10/07/14</text:p>
          </table:table-cell>
          <table:table-cell office:value-type="string">
            <text:p>Pramod bajaj – MD</text:p>
          </table:table-cell>
          <table:table-cell office:value-type="string">
            <text:p>Send quotation of Mocassin stitching machine,side wall machine,outer sole stitching machine with negotiable price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iner shoes pvt ltd</text:p>
          </table:table-cell>
          <table:table-cell table:style-name="ce2" office:value-type="date" office:date-value="2014-10-07">
            <text:p>10/07/14</text:p>
          </table:table-cell>
          <table:table-cell office:value-type="string">
            <text:p>DK Trikha – MD</text:p>
          </table:table-cell>
          <table:table-cell office:value-type="string">
            <text:p>Send quotation of postbed single needle , double needle &amp; skiving machine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rime international</text:p>
          </table:table-cell>
          <table:table-cell table:style-name="ce2" office:value-type="date" office:date-value="2014-10-07">
            <text:p>10/07/14</text:p>
          </table:table-cell>
          <table:table-cell/>
          <table:table-cell office:value-type="string">
            <text:p>He need leather upper splitting machine, sole press machine &amp; leather measuring machine.</text:p>
          </table:table-cell>
          <table:table-cell table:number-columns-repeated="1019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Sukriti shoe </text:p>
          </table:table-cell>
          <table:table-cell table:style-name="ce2" office:value-type="date" office:date-value="2014-11-07">
            <text:p>11/07/14</text:p>
          </table:table-cell>
          <table:table-cell office:value-type="string">
            <text:p>Ankur oberoi – MD</text:p>
          </table:table-cell>
          <table:table-cell office:value-type="string">
            <text:p>Send quotation of side wall machine with negotiable price</text:p>
          </table:table-cell>
          <table:table-cell table:number-columns-repeated="1019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Kundra international</text:p>
          </table:table-cell>
          <table:table-cell table:style-name="ce2" office:value-type="date" office:date-value="2014-11-07">
            <text:p>11/07/14</text:p>
          </table:table-cell>
          <table:table-cell office:value-type="string">
            <text:p>Sanchit kundra – MD</text:p>
          </table:table-cell>
          <table:table-cell office:value-type="string">
            <text:p>Still no need of machine</text:p>
          </table:table-cell>
          <table:table-cell table:number-columns-repeated="1019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Tej international</text:p>
          </table:table-cell>
          <table:table-cell table:style-name="ce2" office:value-type="date" office:date-value="2014-11-07">
            <text:p>11/07/14</text:p>
          </table:table-cell>
          <table:table-cell office:value-type="string">
            <text:p>Shiv kumar – maintanence engineer</text:p>
          </table:table-cell>
          <table:table-cell office:value-type="string">
            <text:p>Having 500 31 machine ,want to change them with post bed machine but can't go beyond @ Rs 35,0000</text:p>
          </table:table-cell>
          <table:table-cell table:number-columns-repeated="1019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Kapsons worldwide</text:p>
          </table:table-cell>
          <table:table-cell table:style-name="ce2" office:value-type="date" office:date-value="2014-11-07">
            <text:p>11/07/14</text:p>
          </table:table-cell>
          <table:table-cell office:value-type="string">
            <text:p>Pradeep kapoor - Chairman</text:p>
          </table:table-cell>
          <table:table-cell office:value-type="string">
            <text:p>Send hardcopy of catlogue</text:p>
          </table:table-cell>
          <table:table-cell table:number-columns-repeated="1019"/>
        </table:table-row>
        <table:table-row table:style-name="ro9">
          <table:table-cell office:value-type="float" office:value="14">
            <text:p>14</text:p>
          </table:table-cell>
          <table:table-cell office:value-type="string">
            <text:p>Dawar</text:p>
          </table:table-cell>
          <table:table-cell table:style-name="ce2" office:value-type="date" office:date-value="2014-11-07">
            <text:p>11/07/14</text:p>
          </table:table-cell>
          <table:table-cell office:value-type="string">
            <text:p>Ajay – purchase</text:p>
          </table:table-cell>
          <table:table-cell office:value-type="string">
            <text:p>Have got appointment with Mr sambhav MD of DAWAR ,had a telephonic discussion but not available in Agra, so he gave appointment for next trip,Decision maker regarding purchase of machine is Mr sambhav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Manufex</text:p>
          </table:table-cell>
          <table:table-cell table:style-name="ce2" office:value-type="date" office:date-value="2014-12-07">
            <text:p>12/07/14</text:p>
          </table:table-cell>
          <table:table-cell office:value-type="string">
            <text:p>Garish luthra – MD</text:p>
          </table:table-cell>
          <table:table-cell office:value-type="string">
            <text:p>Send quotation of Mocassin <text:s/>machine, have to check whether machine is able to make <text:s/>knot or not</text:p>
          </table:table-cell>
          <table:table-cell table:number-columns-repeated="1019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upta overseas</text:p>
          </table:table-cell>
          <table:table-cell table:style-name="ce2" office:value-type="date" office:date-value="2014-12-07">
            <text:p>12/07/14</text:p>
          </table:table-cell>
          <table:table-cell office:value-type="string">
            <text:p>Rakesh aggarwal – MD</text:p>
          </table:table-cell>
          <table:table-cell office:value-type="string">
            <text:p>No need of machine</text:p>
          </table:table-cell>
          <table:table-cell table:number-columns-repeated="1019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A.T export</text:p>
          </table:table-cell>
          <table:table-cell table:style-name="ce2" office:value-type="date" office:date-value="2014-12-07">
            <text:p>12/07/14</text:p>
          </table:table-cell>
          <table:table-cell office:value-type="string">
            <text:p>Rajiv wasan – MD</text:p>
          </table:table-cell>
          <table:table-cell office:value-type="string">
            <text:p>Still no need of machine</text:p>
          </table:table-cell>
          <table:table-cell table:number-columns-repeated="1019"/>
        </table:table-row>
        <table:table-row table:style-name="ro10">
          <table:table-cell office:value-type="float" office:value="18">
            <text:p>18</text:p>
          </table:table-cell>
          <table:table-cell office:value-type="string">
            <text:p>Mahesh export</text:p>
          </table:table-cell>
          <table:table-cell table:style-name="ce2" office:value-type="date" office:date-value="2014-12-07">
            <text:p>12/07/14</text:p>
          </table:table-cell>
          <table:table-cell office:value-type="string">
            <text:p>Manish kumar – MD</text:p>
          </table:table-cell>
          <table:table-cell office:value-type="string">
            <text:p>Send quotation of single needle, double need post bed machine</text:p>
          </table:table-cell>
          <table:table-cell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7/14/2014</text:date>, <text:time>12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7-14T10:39:31.26</meta:creation-date>
    <dc:date>2014-07-14T12:04:57.36</dc:date>
    <meta:editing-duration>PT00H15M19S</meta:editing-duration>
    <meta:editing-cycles>2</meta:editing-cycles>
    <meta:generator>IBM_Lotus_Symphony/3.0$Win32 OpenOffice.org_project/310m11$Build-9399</meta:generator>
    <meta:document-statistic meta:table-count="3" meta:cell-count="95" meta:object-count="0"/>
  </office:meta>
</office:document-meta>
</file>